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edContentTypeResolverBuilder.buil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edContentTypeResolverBuilder.resolver( RequestedContentTyp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ResolverConfigurer.mediaType( Map &lt; String ,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edContentTypeResolverBuilder.header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dContentTypeResolverBuilder.parameter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edContentTypeResolverBuilder.fixedResolver( MediaType ...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ResolverConfigurer.create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ResolverConfigurer.mediaType( String key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ResolverConfigurer.parameterName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